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3.2626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6.4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report generated (positives)</text:p>
          </table:table-cell>
          <table:table-cell office:value-type="string" calcext:value-type="string">
            <text:p>report generated (negatives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ort 1</text:p>
          </table:table-cell>
          <table:table-cell office:value-type="string" calcext:value-type="string">
            <text:p>Report 2</text:p>
          </table:table-cell>
          <table:table-cell office:value-type="string" calcext:value-type="string">
            <text:p>intersection extracted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checksum-w-1-0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test case not imported</text:p>
          </table:table-cell>
        </table:table-row>
        <table:table-row table:style-name="ro1">
          <table:table-cell office:value-type="string" calcext:value-type="string">
            <text:p>digits-b-1-00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digits-b-1-000</text:p>
          </table:table-cell>
          <table:table-cell table:style-name="ce1" office:value-type="string" calcext:value-type="string">
            <text:p>digits-b-1-000-positiveTestcase-1-5-trace-L2.trc</text:p>
          </table:table-cell>
          <table:table-cell office:value-type="string" calcext:value-type="string">
            <text:p>digits-b-1-000-negativeTestcase-1-1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igits-w-1-00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digits-w-1-000</text:p>
          </table:table-cell>
          <table:table-cell office:value-type="string" calcext:value-type="string">
            <text:p>digits-w-1-000-positiveTestcase-1-9-trace-L2.trc</text:p>
          </table:table-cell>
          <table:table-cell office:value-type="string" calcext:value-type="string">
            <text:p>digits-w-1-000-negativeTestcase-1-1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de-w-1-00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grade-w-1-003</text:p>
          </table:table-cell>
          <table:table-cell office:value-type="string" calcext:value-type="string">
            <text:p>grade-w-1-003-positiveTestcase-1-2-trace-L2.trc</text:p>
          </table:table-cell>
          <table:table-cell office:value-type="string" calcext:value-type="string">
            <text:p>grade-w-1-003-negativeTestcase-1-7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de-b-1-00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grade-b-1-003</text:p>
          </table:table-cell>
          <table:table-cell office:value-type="string" calcext:value-type="string">
            <text:p>grade-b-1-003-positiveTestcase-1-2-trace-L2.trc</text:p>
          </table:table-cell>
          <table:table-cell office:value-type="string" calcext:value-type="string">
            <text:p>grade-b-1-003-negativeTestcase-1-7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edian-b-1-00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edian-b-1-000</text:p>
          </table:table-cell>
          <table:table-cell office:value-type="string" calcext:value-type="string">
            <text:p>median-b-1-000-positiveTestcase-1-6-trace-L2.trc</text:p>
          </table:table-cell>
          <table:table-cell office:value-type="string" calcext:value-type="string">
            <text:p>median-b-1-000-negativeTestcase-1-1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edian-w-1-00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edian-w-1-000</text:p>
          </table:table-cell>
          <table:table-cell office:value-type="string" calcext:value-type="string">
            <text:p>median-w-1-000-positiveTestcase-1-3-trace-L2.trc</text:p>
          </table:table-cell>
          <table:table-cell office:value-type="string" calcext:value-type="string">
            <text:p>median-w-1-000-negativeTestcase-1-3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mallest-w-1-00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mallest-w-1-003</text:p>
          </table:table-cell>
          <table:table-cell office:value-type="string" calcext:value-type="string">
            <text:p>smallest-w-1-003-positiveTestcase-1-2-trace-L2.trc</text:p>
          </table:table-cell>
          <table:table-cell office:value-type="string" calcext:value-type="string">
            <text:p>smallest-w-1-003-negativeTestcase-1-6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mallest-b-1-00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mallest-b-1-003</text:p>
          </table:table-cell>
          <table:table-cell office:value-type="string" calcext:value-type="string">
            <text:p>smallest-b-1-003-positiveTestcase-1-6-trace-L2.trc</text:p>
          </table:table-cell>
          <table:table-cell office:value-type="string" calcext:value-type="string">
            <text:p>smallest-b-1-003-negativeTestcase-1-2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yllables-b-1-00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yllables-b-1-000</text:p>
          </table:table-cell>
          <table:table-cell office:value-type="string" calcext:value-type="string">
            <text:p>syllables-b-1-000-positiveTestcase-1-6-trace-L2.trc</text:p>
          </table:table-cell>
          <table:table-cell office:value-type="string" calcext:value-type="string">
            <text:p>syllables-b-1-000-negativeTestcase-1-2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yllables-w-1-00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yllables-w-1-000</text:p>
          </table:table-cell>
          <table:table-cell office:value-type="string" calcext:value-type="string">
            <text:p>syllables-w-1-000-positiveTestcase-1-2-trace-L2.trc</text:p>
          </table:table-cell>
          <table:table-cell office:value-type="string" calcext:value-type="string">
            <text:p>syllables-w-1-000-negativeTestcase-1-6-trace-L2.trc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igits-b-2-00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igits-w-2-00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de-b-2-00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de-w-2-00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edian-b-2-00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edian-w-2-00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mallest-b-2-00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mallest-w-2-00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yllables-b-2-00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yllables-w-2-00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3:27:31.34077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22:20.331001333</meta:creation-date>
    <dc:date>2015-04-15T14:26:55.087650324</dc:date>
    <meta:editing-duration>PT3H51M18S</meta:editing-duration>
    <meta:editing-cycles>14</meta:editing-cycles>
    <meta:generator>LibreOffice/4.2.7.2$Linux_X86_64 LibreOffice_project/420m0$Build-2</meta:generator>
    <meta:document-statistic meta:table-count="1" meta:cell-count="123" meta:object-count="0"/>
  </office:meta>
</office:document-meta>
</file>